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daf7d"/>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style:text-properties officeooo:paragraph-rsid="000daf7d"/>
    </style:style>
    <style:style style:name="P4" style:family="paragraph" style:parent-style-name="Table_20_Contents">
      <style:paragraph-properties fo:text-align="center" style:justify-single-word="false"/>
      <style:text-properties officeooo:rsid="000daf7d" officeooo:paragraph-rsid="000daf7d"/>
    </style:style>
    <style:style style:name="P5"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Table_20_Contents">
      <style:paragraph-properties fo:text-align="center" style:justify-single-word="false"/>
      <style:text-properties fo:font-size="12pt" fo:font-weight="normal" officeooo:rsid="000de613" officeooo:paragraph-rsid="000de613" style:font-size-asian="12pt" style:font-weight-asian="normal" style:font-size-complex="12pt" style:font-weight-complex="normal"/>
    </style:style>
    <style:style style:name="P7" style:family="paragraph" style:parent-style-name="Table_20_Contents">
      <style:paragraph-properties fo:text-align="center" style:justify-single-word="false"/>
      <style:text-properties fo:font-size="12pt" fo:font-weight="normal" officeooo:rsid="000daf7d" officeooo:paragraph-rsid="000daf7d" style:font-size-asian="12pt" style:font-weight-asian="normal" style:font-size-complex="12pt" style:font-weight-complex="normal"/>
    </style:style>
    <style:style style:name="P8" style:family="paragraph" style:parent-style-name="Heading_20_1">
      <style:paragraph-properties fo:text-align="center" style:justify-single-word="false"/>
      <style:text-properties fo:font-size="12pt" fo:font-weight="normal" style:font-size-asian="12pt" style:font-weight-asian="normal" style:font-size-complex="12pt" style:font-weight-complex="normal"/>
    </style:style>
    <style:style style:name="T1" style:family="text">
      <style:text-properties officeooo:rsid="000daf7d"/>
    </style:style>
    <style:style style:name="T2" style:family="text">
      <style:text-properties officeooo:rsid="000de613"/>
    </style:style>
    <style:style style:name="T3" style:family="text">
      <style:text-properties officeooo:rsid="001039d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s Phytohormones</text:p>
      <text:p text:style-name="P1"/>
      <table:table table:name="Tableau1" table:style-name="Tableau1">
        <table:table-column table:style-name="Tableau1.A" table:number-columns-repeated="5"/>
        <table:table-row>
          <table:table-cell table:style-name="Tableau1.A1" office:value-type="string">
            <text:p text:style-name="P7">Phytohormone</text:p>
          </table:table-cell>
          <table:table-cell table:style-name="Tableau1.A1" office:value-type="string">
            <text:p text:style-name="P4">Lieu de synth<text:span text:style-name="T3">èse</text:span></text:p>
          </table:table-cell>
          <table:table-cell table:style-name="Tableau1.A1" office:value-type="string">
            <text:p text:style-name="P4">Rôles</text:p>
          </table:table-cell>
          <table:table-cell table:style-name="Tableau1.A1" office:value-type="string">
            <text:p text:style-name="P4">Types </text:p>
          </table:table-cell>
          <table:table-cell table:style-name="Tableau1.E1" office:value-type="string">
            <text:p text:style-name="P4">Nom des transporteurs</text:p>
          </table:table-cell>
        </table:table-row>
        <table:table-row>
          <table:table-cell table:style-name="Tableau1.A2" office:value-type="string">
            <text:p text:style-name="P7">Auxine</text:p>
          </table:table-cell>
          <table:table-cell table:style-name="Tableau1.A2" office:value-type="string">
            <text:p text:style-name="P2">- <text:span text:style-name="T2">au niveau des graines </text:span></text:p>
            <text:p text:style-name="P2"/>
            <text:p text:style-name="P2">- <text:span text:style-name="T2">au niveau de l’apex des tiges</text:span></text:p>
          </table:table-cell>
          <table:table-cell table:style-name="Tableau1.A2" office:value-type="string">
            <text:p text:style-name="P2">- <text:span text:style-name="T1">impliquée dans le phototropisme</text:span></text:p>
            <text:p text:style-name="P2"/>
            <text:p text:style-name="P2">- <text:s/><text:span text:style-name="T1">impliquée dans la formation des racines</text:span></text:p>
            <text:p text:style-name="P2"/>
            <text:p text:style-name="P2">- <text:span text:style-name="T1">impliquée dans le contrôle du dvp des fruits charnus</text:span></text:p>
            <text:p text:style-name="P2"/>
            <text:p text:style-name="P2">- <text:span text:style-name="T1">impliquée dans le gravi tropisme</text:span></text:p>
            <text:p text:style-name="P2"/>
            <text:p text:style-name="P2">- <text:span text:style-name="T1">orientation de l’organo genèse avec les cytokinines</text:span></text:p>
          </table:table-cell>
          <table:table-cell table:style-name="Tableau1.A2" office:value-type="string">
            <text:p text:style-name="P2">- AIA est la principale auxine naturelle constituée d'un cycle indole sur lequel est greffé une chaîne latérale d'acide acétique </text:p>
            <text:p text:style-name="P2"/>
            <text:p text:style-name="P3">- ANA est utilisé commercialement, c'est l'hormone de bouturage</text:p>
            <text:p text:style-name="P3"/>
            <text:p text:style-name="P3">- <text:s/>2-4-D est utilisé comme herbicide </text:p>
          </table:table-cell>
          <table:table-cell table:style-name="Tableau1.E2" office:value-type="string">
            <text:p text:style-name="P2">Le transport de l'auxine va s'effectuer de l'apex vers le bas de la plante. L'auxine ne peut pas traverser la paroi donc elle ne pourra traverser la membrane plasmique que si elle est prise en charge par un <text:span text:style-name="T3">récepteur.</text:span> </text:p>
          </table:table-cell>
        </table:table-row>
        <table:table-row>
          <table:table-cell table:style-name="Tableau1.A2" office:value-type="string">
            <text:h text:style-name="P8" text:outline-level="1"><text:bookmark text:name="les-cytokinines"/>Les Cytokinines</text:h>
            <text:p text:style-name="P5"/>
          </table:table-cell>
          <table:table-cell table:style-name="Tableau1.A2" office:value-type="string">
            <text:p text:style-name="P2">- <text:span text:style-name="T2">dans le méristème racinaire </text:span></text:p>
            <text:p text:style-name="P2"/>
            <text:p text:style-name="P2">- <text:span text:style-name="T2">jeunes feuilles</text:span></text:p>
          </table:table-cell>
          <table:table-cell table:style-name="Tableau1.A2" office:value-type="string">
            <text:p text:style-name="P2">- <text:span text:style-name="T1">le système vasculaire racinaire</text:span></text:p>
            <text:p text:style-name="P2"/>
            <text:p text:style-name="P2">- <text:span text:style-name="T1">régulent le transport polarisé de l’auxine</text:span></text:p>
            <text:p text:style-name="P2"/>
            <text:p text:style-name="P2">- <text:span text:style-name="T1">chez les légumineuses régulent la formation des nodules racinaires</text:span></text:p>
            <text:p text:style-name="P2"/>
            <text:p text:style-name="P3">- <text:span text:style-name="T1">orientation de l’organo genèse avec les auxines</text:span></text:p>
          </table:table-cell>
          <table:table-cell table:style-name="Tableau1.A2" office:value-type="string">
            <text:p text:style-name="P2"/>
          </table:table-cell>
          <table:table-cell table:style-name="Tableau1.E2" office:value-type="string">
            <text:p text:style-name="P2"><text:span text:style-name="T3">Récepteurs = </text:span>AHK2, AHK3, AHK4 </text:p>
          </table:table-cell>
        </table:table-row>
        <table:table-row>
          <table:table-cell table:style-name="Tableau1.A2" office:value-type="string">
            <text:p text:style-name="P6">Ethylène</text:p>
          </table:table-cell>
          <table:table-cell table:style-name="Tableau1.A2" office:value-type="string">
            <text:p text:style-name="P2"/>
          </table:table-cell>
          <table:table-cell table:style-name="Tableau1.A2" office:value-type="string">
            <text:p text:style-name="P2">- <text:span text:style-name="T2">maturation des fruits</text:span></text:p>
            <text:p text:style-name="P2"/>
            <text:p text:style-name="P2">- <text:span text:style-name="T2">permet l’abscission des fruits et des feuilles mortes</text:span></text:p>
          </table:table-cell>
          <table:table-cell table:style-name="Tableau1.A2" office:value-type="string">
            <text:p text:style-name="P2"/>
          </table:table-cell>
          <table:table-cell table:style-name="Tableau1.E2" office:value-type="string">
            <text:p text:style-name="P2"/>
          </table:table-cell>
        </table:table-row>
        <table:table-row>
          <table:table-cell table:style-name="Tableau1.A2" office:value-type="string">
            <text:h text:style-name="P8" text:outline-level="1"><text:bookmark text:name="lacide-abscissique"/>Acide Abscissique</text:h>
            <text:p text:style-name="P5"/>
          </table:table-cell>
          <table:table-cell table:style-name="Tableau1.A2" office:value-type="string">
            <text:p text:style-name="P2"/>
          </table:table-cell>
          <table:table-cell table:style-name="Tableau1.A2" office:value-type="string">
            <text:p text:style-name="P2">- <text:span text:style-name="T2">inhibiteur de la croissance</text:span></text:p>
            <text:p text:style-name="P2"/>
            <text:p text:style-name="P2">- <text:span text:style-name="T2">contrôle </text:span><text:soft-page-break/><text:span text:style-name="T2">l’ouverture des stomates</text:span></text:p>
            <text:p text:style-name="P2"/>
            <text:p text:style-name="P2">- <text:span text:style-name="T2">rôle important dans l’entrée en dormance des bourgeons et des graines </text:span></text:p>
          </table:table-cell>
          <table:table-cell table:style-name="Tableau1.A2" office:value-type="string">
            <text:p text:style-name="P2"/>
          </table:table-cell>
          <table:table-cell table:style-name="Tableau1.E2" office:value-type="string">
            <text:p text:style-name="P2"/>
          </table:table-cell>
        </table:table-row>
        <table:table-row>
          <table:table-cell table:style-name="Tableau1.A2" office:value-type="string">
            <text:h text:style-name="P8" text:outline-level="1"><text:bookmark text:name="les-gibberellines"/>Les Gibbérellines</text:h>
            <text:p text:style-name="P2"/>
          </table:table-cell>
          <table:table-cell table:style-name="Tableau1.A2" office:value-type="string">
            <text:p text:style-name="P2"/>
          </table:table-cell>
          <table:table-cell table:style-name="Tableau1.A2" office:value-type="string">
            <text:p text:style-name="P2">- <text:span text:style-name="T2">croissance des entre nœuds</text:span></text:p>
            <text:p text:style-name="P2"/>
            <text:p text:style-name="P2">- <text:span text:style-name="T2">le stress hydrique</text:span></text:p>
            <text:p text:style-name="P2"/>
            <text:p text:style-name="P2">- <text:span text:style-name="T2">rôle antagoniste entre les gibbéréllines et l’acide bascissique pour tout ce qui est entrer en dormance</text:span></text:p>
          </table:table-cell>
          <table:table-cell table:style-name="Tableau1.A2" office:value-type="string">
            <text:p text:style-name="P2">- <text:s/><text:span text:style-name="T2">GA3 produit par un champignon</text:span></text:p>
            <text:p text:style-name="P2"/>
            <text:p text:style-name="P2">- <text:span text:style-name="T2">GA1 première gibbérelline issu de plante</text:span></text:p>
          </table:table-cell>
          <table:table-cell table:style-name="Tableau1.E2" office:value-type="string">
            <text:p text:style-name="P2"/>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5T18:20:08.538000000</meta:creation-date>
    <dc:date>2019-02-25T18:42:23.140000000</dc:date>
    <meta:editing-duration>PT1M12S</meta:editing-duration>
    <meta:editing-cycles>2</meta:editing-cycles>
    <meta:generator>LibreOffice/6.0.7.3$Windows_X86_64 LibreOffice_project/dc89aa7a9eabfd848af146d5086077aeed2ae4a5</meta:generator>
    <meta:document-statistic meta:table-count="1" meta:image-count="0" meta:object-count="0" meta:page-count="2" meta:paragraph-count="39" meta:word-count="258" meta:character-count="1570" meta:non-whitespace-character-count="1340"/>
  </office:meta>
</office:document-meta>
</file>